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722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1"/>
    <style:style style:name="ce2" style:family="table-cell" style:parent-style-name="Default" style:data-style-name="N110"/>
    <style:style style:name="ce3" style:family="table-cell" style:parent-style-name="Default" style:data-style-name="N2"/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Team</text:p>
          </table:table-cell>
          <table:table-cell/>
          <table:table-cell office:value-type="string">
            <text:p>Spiele</text:p>
          </table:table-cell>
          <table:table-cell office:value-type="string">
            <text:p>Torra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eim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style-name="ce1" table:formula="of:=[.B4]/[.C4]" office:value-type="float" office:value="2.7">
            <text:p>2,700</text:p>
          </table:table-cell>
          <table:table-cell table:style-name="ce2" table:formula="of:=POWER([.$D4];[.E$3])/FACT([.E$3])*EXP(-[.$D4])" office:value-type="float" office:value="0.0672055127397498">
            <text:p>0,067206</text:p>
          </table:table-cell>
          <table:table-cell table:style-name="ce2" table:formula="of:=POWER([.$D4];[.F3])/FACT([.F3])*EXP(-[.$D4])" office:value-type="float" office:value="0.181454884397324">
            <text:p>0,181455</text:p>
          </table:table-cell>
          <table:table-cell table:style-name="ce2" table:formula="of:=POWER([.$D4];[.G3])/FACT([.G3])*EXP(-[.$D4])" office:value-type="float" office:value="0.244964093936388">
            <text:p>0,244964</text:p>
          </table:table-cell>
          <table:table-cell table:style-name="ce2" table:formula="of:=POWER([.$D4];[.H3])/FACT([.H3])*EXP(-[.$D4])" office:value-type="float" office:value="0.220467684542749">
            <text:p>0,220468</text:p>
          </table:table-cell>
          <table:table-cell table:style-name="ce2" table:formula="of:=POWER([.$D4];[.I3])/FACT([.I3])*EXP(-[.$D4])" office:value-type="float" office:value="0.148815687066356">
            <text:p>0,148816</text:p>
          </table:table-cell>
          <table:table-cell table:style-name="ce2" table:formula="of:=POWER([.$D4];[.J3])/FACT([.J3])*EXP(-[.$D4])" office:value-type="float" office:value="0.0803604710158321">
            <text:p>0,080360</text:p>
          </table:table-cell>
          <table:table-cell table:style-name="ce2" table:formula="of:=POWER([.$D4];[.K3])/FACT([.K3])*EXP(-[.$D4])" office:value-type="float" office:value="0.0361622119571244">
            <text:p>0,036162</text:p>
          </table:table-cell>
          <table:table-cell table:style-name="ce2" table:formula="of:=POWER([.$D4];[.L3])/FACT([.L3])*EXP(-[.$D4])" office:value-type="float" office:value="0.0139482817548909">
            <text:p>0,013948</text:p>
          </table:table-cell>
        </table:table-row>
        <table:table-row table:style-name="ro1">
          <table:table-cell office:value-type="string">
            <text:p>Gast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style-name="ce1" table:formula="of:=[.B5]/[.C5]" office:value-type="float" office:value="3.33333333333333">
            <text:p>3,333</text:p>
          </table:table-cell>
          <table:table-cell table:style-name="ce2" table:formula="of:=POWER([.$D5];[.E$3])/FACT([.E$3])*EXP(-[.$D5])" office:value-type="float" office:value="0.0356739933472524">
            <text:p>0,035674</text:p>
          </table:table-cell>
          <table:table-cell table:style-name="ce2" table:formula="of:=POWER([.$D5];[.F$3])/FACT([.F$3])*EXP(-[.$D5])" office:value-type="float" office:value="0.118913311157508">
            <text:p>0,118913</text:p>
          </table:table-cell>
          <table:table-cell table:style-name="ce2" table:formula="of:=POWER([.$D5];[.G$3])/FACT([.G$3])*EXP(-[.$D5])" office:value-type="float" office:value="0.19818885192918">
            <text:p>0,198189</text:p>
          </table:table-cell>
          <table:table-cell table:style-name="ce2" table:formula="of:=POWER([.$D5];[.H$3])/FACT([.H$3])*EXP(-[.$D5])" office:value-type="float" office:value="0.220209835476867">
            <text:p>0,220210</text:p>
          </table:table-cell>
          <table:table-cell table:style-name="ce2" table:formula="of:=POWER([.$D5];[.I$3])/FACT([.I$3])*EXP(-[.$D5])" office:value-type="float" office:value="0.183508196230722">
            <text:p>0,183508</text:p>
          </table:table-cell>
          <table:table-cell table:style-name="ce2" table:formula="of:=POWER([.$D5];[.J$3])/FACT([.J$3])*EXP(-[.$D5])" office:value-type="float" office:value="0.122338797487148">
            <text:p>0,122339</text:p>
          </table:table-cell>
          <table:table-cell table:style-name="ce2" table:formula="of:=POWER([.$D5];[.K$3])/FACT([.K$3])*EXP(-[.$D5])" office:value-type="float" office:value="0.0679659986039712">
            <text:p>0,067966</text:p>
          </table:table-cell>
          <table:table-cell table:style-name="ce2" table:formula="of:=POWER([.$D5];[.L$3])/FACT([.L$3])*EXP(-[.$D5])" office:value-type="float" office:value="0.0323647612399863">
            <text:p>0,032365</text:p>
          </table:table-cell>
        </table:table-row>
        <table:table-row table:style-name="ro1">
          <table:table-cell office:value-type="string">
            <text:p>Gesamt</text:p>
          </table:table-cell>
          <table:table-cell table:formula="of:=SUM([.B4:.B5])" office:value-type="float" office:value="57">
            <text:p>57</text:p>
          </table:table-cell>
          <table:table-cell table:formula="of:=[.C4]+[.C5]" office:value-type="float" office:value="19">
            <text:p>19</text:p>
          </table:table-cell>
          <table:table-cell table:style-name="ce1" table:formula="of:=[.B6]/[.C6]" office:value-type="float" office:value="3">
            <text:p>3,000</text:p>
          </table:table-cell>
          <table:table-cell table:style-name="ce2" table:formula="of:=POWER([.$D6];[.E$3])/FACT([.E$3])*EXP(-[.$D6])" office:value-type="float" office:value="0.049787068367864">
            <text:p>0,049787</text:p>
          </table:table-cell>
          <table:table-cell table:style-name="ce2" table:formula="of:=POWER([.$D6];[.F$3])/FACT([.F$3])*EXP(-[.$D6])" office:value-type="float" office:value="0.149361205103592">
            <text:p>0,149361</text:p>
          </table:table-cell>
          <table:table-cell table:style-name="ce2" table:formula="of:=POWER([.$D6];[.G$3])/FACT([.G$3])*EXP(-[.$D6])" office:value-type="float" office:value="0.224041807655388">
            <text:p>0,224042</text:p>
          </table:table-cell>
          <table:table-cell table:style-name="ce2" table:formula="of:=POWER([.$D6];[.H$3])/FACT([.H$3])*EXP(-[.$D6])" office:value-type="float" office:value="0.224041807655388">
            <text:p>0,224042</text:p>
          </table:table-cell>
          <table:table-cell table:style-name="ce2" table:formula="of:=POWER([.$D6];[.I$3])/FACT([.I$3])*EXP(-[.$D6])" office:value-type="float" office:value="0.168031355741541">
            <text:p>0,168031</text:p>
          </table:table-cell>
          <table:table-cell table:style-name="ce2" table:formula="of:=POWER([.$D6];[.J$3])/FACT([.J$3])*EXP(-[.$D6])" office:value-type="float" office:value="0.100818813444924">
            <text:p>0,100819</text:p>
          </table:table-cell>
          <table:table-cell table:style-name="ce2" table:formula="of:=POWER([.$D6];[.K$3])/FACT([.K$3])*EXP(-[.$D6])" office:value-type="float" office:value="0.0504094067224622">
            <text:p>0,050409</text:p>
          </table:table-cell>
          <table:table-cell table:style-name="ce2" table:formula="of:=POWER([.$D6];[.L$3])/FACT([.L$3])*EXP(-[.$D6])" office:value-type="float" office:value="0.0216040314524838">
            <text:p>0,021604</text:p>
          </table:table-cell>
        </table:table-row>
        <table:table-row table:style-name="ro1">
          <table:table-cell table:number-columns-repeated="4"/>
          <table:table-cell table:style-name="ce2" table:formula="of:=SUM([.$E6:.E6])" office:value-type="float" office:value="0.049787068367864">
            <text:p>0,049787</text:p>
          </table:table-cell>
          <table:table-cell table:style-name="ce2" table:formula="of:=SUM([.$E6:.F6])" office:value-type="float" office:value="0.199148273471456">
            <text:p>0,199148</text:p>
          </table:table-cell>
          <table:table-cell table:style-name="ce2" table:formula="of:=SUM([.$E6:.G6])" office:value-type="float" office:value="0.423190081126844">
            <text:p>0,423190</text:p>
          </table:table-cell>
          <table:table-cell table:style-name="ce2" table:formula="of:=SUM([.$E6:.H6])" office:value-type="float" office:value="0.647231888782231">
            <text:p>0,647232</text:p>
          </table:table-cell>
          <table:table-cell table:style-name="ce2" table:formula="of:=SUM([.$E6:.I6])" office:value-type="float" office:value="0.815263244523772">
            <text:p>0,815263</text:p>
          </table:table-cell>
          <table:table-cell table:style-name="ce2" table:formula="of:=SUM([.$E6:.J6])" office:value-type="float" office:value="0.916082057968696">
            <text:p>0,916082</text:p>
          </table:table-cell>
          <table:table-cell table:style-name="ce2" table:formula="of:=SUM([.$E6:.K6])" office:value-type="float" office:value="0.966491464691159">
            <text:p>0,966491</text:p>
          </table:table-cell>
          <table:table-cell table:style-name="ce2" table:formula="of:=SUM([.$E6:.L6])" office:value-type="float" office:value="0.988095496143643">
            <text:p>0,988095</text:p>
          </table:table-cell>
        </table:table-row>
        <table:table-row table:style-name="ro1">
          <table:table-cell table:number-columns-repeated="4"/>
          <table:table-cell table:style-name="ce2" table:formula="of:=1-[.E7]" office:value-type="float" office:value="0.950212931632136">
            <text:p>0,950213</text:p>
          </table:table-cell>
          <table:table-cell table:style-name="ce2" table:formula="of:=1-[.F7]" office:value-type="float" office:value="0.800851726528544">
            <text:p>0,800852</text:p>
          </table:table-cell>
          <table:table-cell table:style-name="ce2" table:formula="of:=1-[.G7]" office:value-type="float" office:value="0.576809918873156">
            <text:p>0,576810</text:p>
          </table:table-cell>
          <table:table-cell table:style-name="ce2" table:formula="of:=1-[.H7]" office:value-type="float" office:value="0.352768111217769">
            <text:p>0,352768</text:p>
          </table:table-cell>
          <table:table-cell table:style-name="ce2" table:formula="of:=1-[.I7]" office:value-type="float" office:value="0.184736755476228">
            <text:p>0,184737</text:p>
          </table:table-cell>
          <table:table-cell table:style-name="ce2" table:formula="of:=1-[.J7]" office:value-type="float" office:value="0.0839179420313034">
            <text:p>0,083918</text:p>
          </table:table-cell>
          <table:table-cell table:style-name="ce2" table:formula="of:=1-[.K7]" office:value-type="float" office:value="0.0335085353088412">
            <text:p>0,033509</text:p>
          </table:table-cell>
          <table:table-cell table:style-name="ce2" table:formula="of:=1-[.L7]" office:value-type="float" office:value="0.0119045038563574">
            <text:p>0,0119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table:formula="of:=1/[.E7]" office:value-type="float" office:value="20.0855369231877">
            <text:p>20,086</text:p>
          </table:table-cell>
          <table:table-cell table:style-name="ce1" table:formula="of:=1/[.F7]" office:value-type="float" office:value="5.02138423079692">
            <text:p>5,021</text:p>
          </table:table-cell>
          <table:table-cell table:style-name="ce1" table:formula="of:=1/[.G7]" office:value-type="float" office:value="2.36300434390443">
            <text:p>2,363</text:p>
          </table:table-cell>
          <table:table-cell table:style-name="ce1" table:formula="of:=1/[.H7]" office:value-type="float" office:value="1.54504130178367">
            <text:p>1,545</text:p>
          </table:table-cell>
          <table:table-cell table:style-name="ce1" table:formula="of:=1/[.I7]" office:value-type="float" office:value="1.22659767469848">
            <text:p>1,227</text:p>
          </table:table-cell>
          <table:table-cell table:style-name="ce1" table:formula="of:=1/[.J7]" office:value-type="float" office:value="1.09160526756455">
            <text:p>1,092</text:p>
          </table:table-cell>
          <table:table-cell table:style-name="ce1" table:formula="of:=1/[.K7]" office:value-type="float" office:value="1.0346702858049">
            <text:p>1,035</text:p>
          </table:table-cell>
          <table:table-cell table:style-name="ce1" table:formula="of:=1/[.L7]" office:value-type="float" office:value="1.01204792846726">
            <text:p>1,012</text:p>
          </table:table-cell>
        </table:table-row>
        <table:table-row table:style-name="ro1">
          <table:table-cell table:number-columns-repeated="4"/>
          <table:table-cell table:style-name="ce1" table:formula="of:=1/[.E8]" office:value-type="float" office:value="1.05239569649126">
            <text:p>1,052</text:p>
          </table:table-cell>
          <table:table-cell table:style-name="ce1" table:formula="of:=1/[.F8]" office:value-type="float" office:value="1.24867059266352">
            <text:p>1,249</text:p>
          </table:table-cell>
          <table:table-cell table:style-name="ce1" table:formula="of:=1/[.G8]" office:value-type="float" office:value="1.73367337710416">
            <text:p>1,734</text:p>
          </table:table-cell>
          <table:table-cell table:style-name="ce1" table:formula="of:=1/[.H8]" office:value-type="float" office:value="2.83472334431806">
            <text:p>2,835</text:p>
          </table:table-cell>
          <table:table-cell table:style-name="ce1" table:formula="of:=1/[.I8]" office:value-type="float" office:value="5.41310795148549">
            <text:p>5,413</text:p>
          </table:table-cell>
          <table:table-cell table:style-name="ce1" table:formula="of:=1/[.J8]" office:value-type="float" office:value="11.9164028072444">
            <text:p>11,916</text:p>
          </table:table-cell>
          <table:table-cell table:style-name="ce1" table:formula="of:=1/[.K8]" office:value-type="float" office:value="29.8431426734474">
            <text:p>29,843</text:p>
          </table:table-cell>
          <table:table-cell table:style-name="ce1" table:formula="of:=1/[.L8]" office:value-type="float" office:value="84.0018208290103">
            <text:p>84,00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float" office:value="1.05">
            <text:p>1,05</text:p>
          </table:table-cell>
          <table:table-cell/>
          <table:table-cell office:value-type="float" office:value="1.56">
            <text:p>1,56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.5">
            <text:p>1,5</text:p>
          </table:table-cell>
          <table:table-cell table:number-columns-repeated="2" office:value-type="float" office:value="2.5">
            <text:p>2,5</text:p>
          </table:table-cell>
          <table:table-cell table:number-columns-repeated="2" office:value-type="float" office:value="3.5">
            <text:p>3,5</text:p>
          </table:table-cell>
          <table:table-cell table:number-columns-repeated="2" office:value-type="float" office:value="4.5">
            <text:p>4,5</text:p>
          </table:table-cell>
        </table:table-row>
        <table:table-row table:style-name="ro1">
          <table:table-cell office:value-type="string">
            <text:p>P</text:p>
          </table:table-cell>
          <table:table-cell table:number-columns-repeated="3"/>
          <table:table-cell table:style-name="ce3" table:formula="of:=[.F7]*100" office:value-type="float" office:value="19.9148273471456">
            <text:p>19,91</text:p>
          </table:table-cell>
          <table:table-cell table:style-name="ce3" table:formula="of:=100-[.E21]" office:value-type="float" office:value="80.0851726528544">
            <text:p>80,09</text:p>
          </table:table-cell>
          <table:table-cell table:style-name="ce3" table:formula="of:=[.G7]*100" office:value-type="float" office:value="42.3190081126844">
            <text:p>42,32</text:p>
          </table:table-cell>
          <table:table-cell table:style-name="ce3" table:formula="of:=100-[.G21]" office:value-type="float" office:value="57.6809918873157">
            <text:p>57,68</text:p>
          </table:table-cell>
          <table:table-cell table:style-name="ce3" table:formula="of:=[.H7]*100" office:value-type="float" office:value="64.7231888782231">
            <text:p>64,72</text:p>
          </table:table-cell>
          <table:table-cell table:style-name="ce3" table:formula="of:=100-[.I21]" office:value-type="float" office:value="35.2768111217769">
            <text:p>35,28</text:p>
          </table:table-cell>
          <table:table-cell table:style-name="ce3" table:formula="of:=[.I7]*100" office:value-type="float" office:value="81.5263244523772">
            <text:p>81,53</text:p>
          </table:table-cell>
          <table:table-cell table:style-name="ce3" table:formula="of:=100-[.K21]" office:value-type="float" office:value="18.4736755476228">
            <text:p>18,47</text:p>
          </table:table-cell>
        </table:table-row>
        <table:table-row table:style-name="ro1">
          <table:table-cell office:value-type="string">
            <text:p>Fair</text:p>
          </table:table-cell>
          <table:table-cell table:number-columns-repeated="3"/>
          <table:table-cell table:style-name="ce1" table:formula="of:=100/[.E21]" office:value-type="float" office:value="5.02138423079692">
            <text:p>5,021</text:p>
          </table:table-cell>
          <table:table-cell table:style-name="ce1" table:formula="of:=100/[.F21]" office:value-type="float" office:value="1.24867059266352">
            <text:p>1,249</text:p>
          </table:table-cell>
          <table:table-cell table:style-name="ce1" table:formula="of:=100/[.G21]" office:value-type="float" office:value="2.36300434390443">
            <text:p>2,363</text:p>
          </table:table-cell>
          <table:table-cell table:style-name="ce1" table:formula="of:=100/[.H21]" office:value-type="float" office:value="1.73367337710416">
            <text:p>1,734</text:p>
          </table:table-cell>
          <table:table-cell table:style-name="ce1" table:formula="of:=100/[.I21]" office:value-type="float" office:value="1.54504130178367">
            <text:p>1,545</text:p>
          </table:table-cell>
          <table:table-cell table:style-name="ce1" table:formula="of:=100/[.J21]" office:value-type="float" office:value="2.83472334431806">
            <text:p>2,835</text:p>
          </table:table-cell>
          <table:table-cell table:style-name="ce1" table:formula="of:=100/[.K21]" office:value-type="float" office:value="1.22659767469848">
            <text:p>1,227</text:p>
          </table:table-cell>
          <table:table-cell table:style-name="ce1" table:formula="of:=100/[.L21]" office:value-type="float" office:value="5.41310795148549">
            <text:p>5,413</text:p>
          </table:table-cell>
        </table:table-row>
        <table:table-row table:style-name="ro1">
          <table:table-cell office:value-type="string">
            <text:p>BF Back</text:p>
          </table:table-cell>
          <table:table-cell table:number-columns-repeated="5"/>
          <table:table-cell/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 table:formula="of:=[.G22]/90*60" office:value-type="float" office:value="1.57533622926962">
            <text:p>1,5753362293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G23]/90*60" office:value-type="float" office:value="0">
            <text:p>0</text:p>
          </table:table-cell>
          <table:table-cell table:number-columns-repeated="5"/>
        </table:table-row>
      </table:table>
      <table:table table:name="Tabelle2" table:style-name="ta1">
        <table:table-column table:style-name="co6" table:default-cell-style-name="Default"/>
        <table:table-column table:style-name="co5" table:number-columns-repeated="11" table:default-cell-style-name="Default"/>
        <table:table-row table:style-name="ro2">
          <table:table-cell office:value-type="string">
            <text:p>bereits gefallene Tore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eam</text:p>
          </table:table-cell>
          <table:table-cell office:value-type="string">
            <text:p>Tore Total</text:p>
          </table:table-cell>
          <table:table-cell office:value-type="string">
            <text:p>Runden</text:p>
          </table:table-cell>
          <table:table-cell office:value-type="string">
            <text:p>Torra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style-name="ce1" table:formula="of:=[.B4]/[.C4]" office:value-type="float" office:value="3">
            <text:p>3,000</text:p>
          </table:table-cell>
          <table:table-cell table:style-name="ce2" table:formula="of:=POWER([.$D4];[.E$3]-[.$B$1])/FACT([.E$3]-[.$B$1])*EXP(-[.$D4])" office:value-type="float" office:value="0.049787068367864">
            <text:p>0,049787</text:p>
          </table:table-cell>
          <table:table-cell table:style-name="ce2" table:formula="of:=POWER([.$D4];[.F$3]-[.$B$1])/FACT([.F$3]-[.$B$1])*EXP(-[.$D4])" office:value-type="float" office:value="0.149361205103592">
            <text:p>0,149361</text:p>
          </table:table-cell>
          <table:table-cell table:style-name="ce2" table:formula="of:=POWER([.$D4];[.G$3]-[.$B$1])/FACT([.G$3]-[.$B$1])*EXP(-[.$D4])" office:value-type="float" office:value="0.224041807655388">
            <text:p>0,224042</text:p>
          </table:table-cell>
          <table:table-cell table:style-name="ce2" table:formula="of:=POWER([.$D4];[.H$3]-[.$B$1])/FACT([.H$3]-[.$B$1])*EXP(-[.$D4])" office:value-type="float" office:value="0.224041807655388">
            <text:p>0,224042</text:p>
          </table:table-cell>
          <table:table-cell table:style-name="ce2" table:formula="of:=POWER([.$D4];[.I$3]-[.$B$1])/FACT([.I$3]-[.$B$1])*EXP(-[.$D4])" office:value-type="float" office:value="0.168031355741541">
            <text:p>0,168031</text:p>
          </table:table-cell>
          <table:table-cell table:style-name="ce2" table:formula="of:=POWER([.$D4];[.J$3]-[.$B$1])/FACT([.J$3]-[.$B$1])*EXP(-[.$D4])" office:value-type="float" office:value="0.100818813444924">
            <text:p>0,100819</text:p>
          </table:table-cell>
          <table:table-cell table:style-name="ce2" table:formula="of:=POWER([.$D4];[.K$3]-[.$B$1])/FACT([.K$3]-[.$B$1])*EXP(-[.$D4])" office:value-type="float" office:value="0.0504094067224622">
            <text:p>0,050409</text:p>
          </table:table-cell>
          <table:table-cell table:style-name="ce2" table:formula="of:=POWER([.$D4];[.L$3]-[.$B$1])/FACT([.L$3]-[.$B$1])*EXP(-[.$D4])" office:value-type="float" office:value="0.0216040314524838">
            <text:p>0,021604</text:p>
          </table:table-cell>
        </table:table-row>
        <table:table-row table:style-name="ro1">
          <table:table-cell office:value-type="string">
            <text:p>Gues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" table:formula="of:=[.B5]/[.C5]" office:value-type="float" office:value="0.666666666666667">
            <text:p>0,667</text:p>
          </table:table-cell>
          <table:table-cell table:style-name="ce2" table:formula="of:=POWER([.$D5];[.E$3]-[.$B$1])/FACT([.E$3]-[.$B$1])*EXP(-[.$D5])" office:value-type="float" office:value="0.513417119032592">
            <text:p>0,513417</text:p>
          </table:table-cell>
          <table:table-cell table:style-name="ce2" table:formula="of:=POWER([.$D5];[.F$3]-[.$B$1])/FACT([.F$3]-[.$B$1])*EXP(-[.$D5])" office:value-type="float" office:value="0.342278079355061">
            <text:p>0,342278</text:p>
          </table:table-cell>
          <table:table-cell table:style-name="ce2" table:formula="of:=POWER([.$D5];[.G$3]-[.$B$1])/FACT([.G$3]-[.$B$1])*EXP(-[.$D5])" office:value-type="float" office:value="0.114092693118354">
            <text:p>0,114093</text:p>
          </table:table-cell>
          <table:table-cell table:style-name="ce2" table:formula="of:=POWER([.$D5];[.H$3]-[.$B$1])/FACT([.H$3]-[.$B$1])*EXP(-[.$D5])" office:value-type="float" office:value="0.0253539318040786">
            <text:p>0,025354</text:p>
          </table:table-cell>
          <table:table-cell table:style-name="ce2" table:formula="of:=POWER([.$D5];[.I$3]-[.$B$1])/FACT([.I$3]-[.$B$1])*EXP(-[.$D5])" office:value-type="float" office:value="0.00422565530067977">
            <text:p>0,004226</text:p>
          </table:table-cell>
          <table:table-cell table:style-name="ce2" table:formula="of:=POWER([.$D5];[.J$3]-[.$B$1])/FACT([.J$3]-[.$B$1])*EXP(-[.$D5])" office:value-type="float" office:value="0.000563420706757302">
            <text:p>0,000563</text:p>
          </table:table-cell>
          <table:table-cell table:style-name="ce2" table:formula="of:=POWER([.$D5];[.K$3]-[.$B$1])/FACT([.K$3]-[.$B$1])*EXP(-[.$D5])" office:value-type="float" office:value="0.0000626023007508114">
            <text:p>0,000063</text:p>
          </table:table-cell>
          <table:table-cell table:style-name="ce2" table:formula="of:=POWER([.$D5];[.L$3]-[.$B$1])/FACT([.L$3]-[.$B$1])*EXP(-[.$D5])" office:value-type="float" office:value="0.00000596212388102966">
            <text:p>0,000006</text:p>
          </table:table-cell>
        </table:table-row>
        <table:table-row table:style-name="ro1">
          <table:table-cell office:value-type="string">
            <text:p>Gesamt</text:p>
          </table:table-cell>
          <table:table-cell table:formula="of:=SUM([.B4:.B5])" office:value-type="float" office:value="22">
            <text:p>22</text:p>
          </table:table-cell>
          <table:table-cell office:value-type="float" office:value="6">
            <text:p>6</text:p>
          </table:table-cell>
          <table:table-cell table:style-name="ce1" table:formula="of:=[.B6]/[.C6]" office:value-type="float" office:value="3.66666666666667">
            <text:p>3,667</text:p>
          </table:table-cell>
          <table:table-cell table:style-name="ce2" table:formula="of:=POWER([.$D6];[.E$3]-[.$B$1])/FACT([.E$3]-[.$B$1])*EXP(-[.$D6])" office:value-type="float" office:value="0.0255615332065074">
            <text:p>0,025562</text:p>
          </table:table-cell>
          <table:table-cell table:style-name="ce2" table:formula="of:=POWER([.$D6];[.F$3]-[.$B$1])/FACT([.F$3]-[.$B$1])*EXP(-[.$D6])" office:value-type="float" office:value="0.0937256217571938">
            <text:p>0,093726</text:p>
          </table:table-cell>
          <table:table-cell table:style-name="ce2" table:formula="of:=POWER([.$D6];[.G$3]-[.$B$1])/FACT([.G$3]-[.$B$1])*EXP(-[.$D6])" office:value-type="float" office:value="0.171830306554855">
            <text:p>0,171830</text:p>
          </table:table-cell>
          <table:table-cell table:style-name="ce2" table:formula="of:=POWER([.$D6];[.H$3]-[.$B$1])/FACT([.H$3]-[.$B$1])*EXP(-[.$D6])" office:value-type="float" office:value="0.210014819122601">
            <text:p>0,210015</text:p>
          </table:table-cell>
          <table:table-cell table:style-name="ce2" table:formula="of:=POWER([.$D6];[.I$3]-[.$B$1])/FACT([.I$3]-[.$B$1])*EXP(-[.$D6])" office:value-type="float" office:value="0.192513584195717">
            <text:p>0,192514</text:p>
          </table:table-cell>
          <table:table-cell table:style-name="ce2" table:formula="of:=POWER([.$D6];[.J$3]-[.$B$1])/FACT([.J$3]-[.$B$1])*EXP(-[.$D6])" office:value-type="float" office:value="0.141176628410193">
            <text:p>0,141177</text:p>
          </table:table-cell>
          <table:table-cell table:style-name="ce2" table:formula="of:=POWER([.$D6];[.K$3]-[.$B$1])/FACT([.K$3]-[.$B$1])*EXP(-[.$D6])" office:value-type="float" office:value="0.0862746062506734">
            <text:p>0,086275</text:p>
          </table:table-cell>
          <table:table-cell table:style-name="ce2" table:formula="of:=POWER([.$D6];[.L$3]-[.$B$1])/FACT([.L$3]-[.$B$1])*EXP(-[.$D6])" office:value-type="float" office:value="0.0451914604170194">
            <text:p>0,045191</text:p>
          </table:table-cell>
        </table:table-row>
        <table:table-row table:style-name="ro1">
          <table:table-cell table:number-columns-repeated="4"/>
          <table:table-cell table:style-name="ce2" table:formula="of:=SUM([.$E6:.E6])" office:value-type="float" office:value="0.0255615332065074">
            <text:p>0,025562</text:p>
          </table:table-cell>
          <table:table-cell table:style-name="ce2" table:formula="of:=SUM([.$E6:.F6])" office:value-type="float" office:value="0.119287154963701">
            <text:p>0,119287</text:p>
          </table:table-cell>
          <table:table-cell table:style-name="ce2" table:formula="of:=SUM([.$E6:.G6])" office:value-type="float" office:value="0.291117461518556">
            <text:p>0,291117</text:p>
          </table:table-cell>
          <table:table-cell table:style-name="ce2" table:formula="of:=SUM([.$E6:.H6])" office:value-type="float" office:value="0.501132280641157">
            <text:p>0,501132</text:p>
          </table:table-cell>
          <table:table-cell table:style-name="ce2" table:formula="of:=SUM([.$E6:.I6])" office:value-type="float" office:value="0.693645864836875">
            <text:p>0,693646</text:p>
          </table:table-cell>
          <table:table-cell table:style-name="ce2" table:formula="of:=SUM([.$E6:.J6])" office:value-type="float" office:value="0.834822493247068">
            <text:p>0,834822</text:p>
          </table:table-cell>
          <table:table-cell table:style-name="ce2" table:formula="of:=SUM([.$E6:.K6])" office:value-type="float" office:value="0.921097099497741">
            <text:p>0,921097</text:p>
          </table:table-cell>
          <table:table-cell table:style-name="ce2" table:formula="of:=SUM([.$E6:.L6])" office:value-type="float" office:value="0.966288559914761">
            <text:p>0,966289</text:p>
          </table:table-cell>
        </table:table-row>
        <table:table-row table:style-name="ro1">
          <table:table-cell table:number-columns-repeated="4"/>
          <table:table-cell table:style-name="ce2" table:formula="of:=1-[.E7]" office:value-type="float" office:value="0.974438466793493">
            <text:p>0,974438</text:p>
          </table:table-cell>
          <table:table-cell table:style-name="ce2" table:formula="of:=1-[.F7]" office:value-type="float" office:value="0.880712845036299">
            <text:p>0,880713</text:p>
          </table:table-cell>
          <table:table-cell table:style-name="ce2" table:formula="of:=1-[.G7]" office:value-type="float" office:value="0.708882538481443">
            <text:p>0,708883</text:p>
          </table:table-cell>
          <table:table-cell table:style-name="ce2" table:formula="of:=1-[.H7]" office:value-type="float" office:value="0.498867719358843">
            <text:p>0,498868</text:p>
          </table:table-cell>
          <table:table-cell table:style-name="ce2" table:formula="of:=1-[.I7]" office:value-type="float" office:value="0.306354135163125">
            <text:p>0,306354</text:p>
          </table:table-cell>
          <table:table-cell table:style-name="ce2" table:formula="of:=1-[.J7]" office:value-type="float" office:value="0.165177506752932">
            <text:p>0,165178</text:p>
          </table:table-cell>
          <table:table-cell table:style-name="ce2" table:formula="of:=1-[.K7]" office:value-type="float" office:value="0.0789029005022588">
            <text:p>0,078903</text:p>
          </table:table-cell>
          <table:table-cell table:style-name="ce2" table:formula="of:=1-[.L7]" office:value-type="float" office:value="0.0337114400852394">
            <text:p>0,0337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table:formula="of:=1/[.E7]" office:value-type="float" office:value="39.1212839981532">
            <text:p>39,121</text:p>
          </table:table-cell>
          <table:table-cell table:style-name="ce1" table:formula="of:=1/[.F7]" office:value-type="float" office:value="8.38313228531855">
            <text:p>8,383</text:p>
          </table:table-cell>
          <table:table-cell table:style-name="ce1" table:formula="of:=1/[.G7]" office:value-type="float" office:value="3.43503957056955">
            <text:p>3,435</text:p>
          </table:table-cell>
          <table:table-cell table:style-name="ce1" table:formula="of:=1/[.H7]" office:value-type="float" office:value="1.99548111073703">
            <text:p>1,995</text:p>
          </table:table-cell>
          <table:table-cell table:style-name="ce1" table:formula="of:=1/[.I7]" office:value-type="float" office:value="1.44165784111633">
            <text:p>1,442</text:p>
          </table:table-cell>
          <table:table-cell table:style-name="ce1" table:formula="of:=1/[.J7]" office:value-type="float" office:value="1.19785943489672">
            <text:p>1,198</text:p>
          </table:table-cell>
          <table:table-cell table:style-name="ce1" table:formula="of:=1/[.K7]" office:value-type="float" office:value="1.0856618705512">
            <text:p>1,086</text:p>
          </table:table-cell>
          <table:table-cell table:style-name="ce1" table:formula="of:=1/[.L7]" office:value-type="float" office:value="1.03488754962411">
            <text:p>1,035</text:p>
          </table:table-cell>
        </table:table-row>
        <table:table-row table:style-name="ro1">
          <table:table-cell table:number-columns-repeated="4"/>
          <table:table-cell table:style-name="ce1" table:formula="of:=1/[.E8]" office:value-type="float" office:value="1.02623206500727">
            <text:p>1,026</text:p>
          </table:table-cell>
          <table:table-cell table:style-name="ce1" table:formula="of:=1/[.F8]" office:value-type="float" office:value="1.13544386872067">
            <text:p>1,135</text:p>
          </table:table-cell>
          <table:table-cell table:style-name="ce1" table:formula="of:=1/[.G8]" office:value-type="float" office:value="1.4106709443601">
            <text:p>1,411</text:p>
          </table:table-cell>
          <table:table-cell table:style-name="ce1" table:formula="of:=1/[.H8]" office:value-type="float" office:value="2.00453940231937">
            <text:p>2,005</text:p>
          </table:table-cell>
          <table:table-cell table:style-name="ce1" table:formula="of:=1/[.I8]" office:value-type="float" office:value="3.26419618742057">
            <text:p>3,264</text:p>
          </table:table-cell>
          <table:table-cell table:style-name="ce1" table:formula="of:=1/[.J8]" office:value-type="float" office:value="6.05409307633982">
            <text:p>6,054</text:p>
          </table:table-cell>
          <table:table-cell table:style-name="ce1" table:formula="of:=1/[.K8]" office:value-type="float" office:value="12.6738053181121">
            <text:p>12,674</text:p>
          </table:table-cell>
          <table:table-cell table:style-name="ce1" table:formula="of:=1/[.L8]" office:value-type="float" office:value="29.6635206764083">
            <text:p>29,66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float" office:value="1.05">
            <text:p>1,05</text:p>
          </table:table-cell>
          <table:table-cell/>
          <table:table-cell office:value-type="float" office:value="1.56">
            <text:p>1,56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.5">
            <text:p>1,5</text:p>
          </table:table-cell>
          <table:table-cell table:number-columns-repeated="2" office:value-type="float" office:value="2.5">
            <text:p>2,5</text:p>
          </table:table-cell>
          <table:table-cell table:number-columns-repeated="2" office:value-type="float" office:value="3.5">
            <text:p>3,5</text:p>
          </table:table-cell>
          <table:table-cell table:number-columns-repeated="2" office:value-type="float" office:value="4.5">
            <text:p>4,5</text:p>
          </table:table-cell>
        </table:table-row>
        <table:table-row table:style-name="ro1">
          <table:table-cell office:value-type="string">
            <text:p>P</text:p>
          </table:table-cell>
          <table:table-cell table:number-columns-repeated="3"/>
          <table:table-cell table:style-name="ce3" table:formula="of:=[.F7]*100" office:value-type="float" office:value="11.9287154963701">
            <text:p>11,93</text:p>
          </table:table-cell>
          <table:table-cell table:style-name="ce3" table:formula="of:=100-[.E21]" office:value-type="float" office:value="88.0712845036299">
            <text:p>88,07</text:p>
          </table:table-cell>
          <table:table-cell table:style-name="ce3" table:formula="of:=[.G7]*100" office:value-type="float" office:value="29.1117461518556">
            <text:p>29,11</text:p>
          </table:table-cell>
          <table:table-cell table:style-name="ce3" table:formula="of:=100-[.G21]" office:value-type="float" office:value="70.8882538481444">
            <text:p>70,89</text:p>
          </table:table-cell>
          <table:table-cell table:style-name="ce3" table:formula="of:=[.H7]*100" office:value-type="float" office:value="50.1132280641158">
            <text:p>50,11</text:p>
          </table:table-cell>
          <table:table-cell table:style-name="ce3" table:formula="of:=100-[.I21]" office:value-type="float" office:value="49.8867719358843">
            <text:p>49,89</text:p>
          </table:table-cell>
          <table:table-cell table:style-name="ce3" table:formula="of:=[.I7]*100" office:value-type="float" office:value="69.3645864836875">
            <text:p>69,36</text:p>
          </table:table-cell>
          <table:table-cell table:style-name="ce3" table:formula="of:=100-[.K21]" office:value-type="float" office:value="30.6354135163125">
            <text:p>30,64</text:p>
          </table:table-cell>
        </table:table-row>
        <table:table-row table:style-name="ro1">
          <table:table-cell office:value-type="string">
            <text:p>Fair</text:p>
          </table:table-cell>
          <table:table-cell table:number-columns-repeated="3"/>
          <table:table-cell table:style-name="ce3" table:formula="of:=100/[.E21]" office:value-type="float" office:value="8.38313228531855">
            <text:p>8,38</text:p>
          </table:table-cell>
          <table:table-cell table:style-name="ce3" table:formula="of:=100/[.F21]" office:value-type="float" office:value="1.13544386872067">
            <text:p>1,14</text:p>
          </table:table-cell>
          <table:table-cell table:style-name="ce3" table:formula="of:=100/[.G21]" office:value-type="float" office:value="3.43503957056955">
            <text:p>3,44</text:p>
          </table:table-cell>
          <table:table-cell table:style-name="ce3" table:formula="of:=100/[.H21]" office:value-type="float" office:value="1.4106709443601">
            <text:p>1,41</text:p>
          </table:table-cell>
          <table:table-cell table:style-name="ce3" table:formula="of:=100/[.I21]" office:value-type="float" office:value="1.99548111073703">
            <text:p>2,00</text:p>
          </table:table-cell>
          <table:table-cell table:style-name="ce3" table:formula="of:=100/[.J21]" office:value-type="float" office:value="2.00453940231937">
            <text:p>2,00</text:p>
          </table:table-cell>
          <table:table-cell table:style-name="ce3" table:formula="of:=100/[.K21]" office:value-type="float" office:value="1.44165784111633">
            <text:p>1,44</text:p>
          </table:table-cell>
          <table:table-cell table:style-name="ce3" table:formula="of:=100/[.L21]" office:value-type="float" office:value="3.26419618742057">
            <text:p>3,26</text:p>
          </table:table-cell>
        </table:table-row>
        <table:table-row table:style-name="ro1">
          <table:table-cell office:value-type="string">
            <text:p>BF Back</text:p>
          </table:table-cell>
          <table:table-cell table:number-columns-repeated="3"/>
          <table:table-cell table:style-name="ce3" office:value-type="float" office:value="5.3">
            <text:p>5,30</text:p>
          </table:table-cell>
          <table:table-cell table:style-name="ce3" office:value-type="float" office:value="1.22">
            <text:p>1,22</text:p>
          </table:table-cell>
          <table:table-cell table:style-name="ce3" office:value-type="float" office:value="2.4">
            <text:p>2,40</text:p>
          </table:table-cell>
          <table:table-cell table:style-name="ce3" office:value-type="float" office:value="1.7">
            <text:p>1,70</text:p>
          </table:table-cell>
          <table:table-cell table:style-name="ce3" office:value-type="float" office:value="1.57">
            <text:p>1,57</text:p>
          </table:table-cell>
          <table:table-cell table:style-name="ce3" office:value-type="float" office:value="2.72">
            <text:p>2,72</text:p>
          </table:table-cell>
          <table:table-cell table:style-name="ce3" office:value-type="float" office:value="1.26">
            <text:p>1,26</text:p>
          </table:table-cell>
          <table:table-cell table:style-name="ce3" office:value-type="float" office:value="4.7">
            <text:p>4,70</text:p>
          </table:table-cell>
        </table:table-row>
      </table:table>
      <table:table table:name="Tabelle3" table:style-name="ta1">
        <table:table-column table:style-name="co5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Team</text:p>
          </table:table-cell>
          <table:table-cell office:value-type="float" office:value="6">
            <text:p>6</text:p>
          </table:table-cell>
          <table:table-cell office:value-type="string">
            <text:p>Torra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outhampton</text:p>
          </table:table-cell>
          <table:table-cell office:value-type="float" office:value="15">
            <text:p>15</text:p>
          </table:table-cell>
          <table:table-cell table:style-name="ce1" table:formula="of:=[.B4]/[.B$3]" office:value-type="float" office:value="2.5">
            <text:p>2,500</text:p>
          </table:table-cell>
          <table:table-cell table:style-name="ce2" table:formula="of:=POWER([.$C4];[.D$3])/FACT([.D$3])*EXP(-[.$C4])" office:value-type="float" office:value="0.0820849986238988">
            <text:p>0,082085</text:p>
          </table:table-cell>
          <table:table-cell table:style-name="ce2" table:formula="of:=POWER([.$C4];[.E3])/FACT([.E3])*EXP(-[.$C4])" office:value-type="float" office:value="0.205212496559747">
            <text:p>0,205212</text:p>
          </table:table-cell>
          <table:table-cell table:style-name="ce2" table:formula="of:=POWER([.$C4];[.F3])/FACT([.F3])*EXP(-[.$C4])" office:value-type="float" office:value="0.256515620699684">
            <text:p>0,256516</text:p>
          </table:table-cell>
          <table:table-cell table:style-name="ce2" table:formula="of:=POWER([.$C4];[.G3])/FACT([.G3])*EXP(-[.$C4])" office:value-type="float" office:value="0.213763017249736">
            <text:p>0,213763</text:p>
          </table:table-cell>
          <table:table-cell table:style-name="ce2" table:formula="of:=POWER([.$C4];[.H3])/FACT([.H3])*EXP(-[.$C4])" office:value-type="float" office:value="0.133601885781085">
            <text:p>0,133602</text:p>
          </table:table-cell>
          <table:table-cell table:style-name="ce2" table:formula="of:=POWER([.$C4];[.I3])/FACT([.I3])*EXP(-[.$C4])" office:value-type="float" office:value="0.0668009428905426">
            <text:p>0,066801</text:p>
          </table:table-cell>
          <table:table-cell table:style-name="ce2" table:formula="of:=POWER([.$C4];[.J3])/FACT([.J3])*EXP(-[.$C4])" office:value-type="float" office:value="0.0278337262043928">
            <text:p>0,027834</text:p>
          </table:table-cell>
          <table:table-cell table:style-name="ce2" table:formula="of:=POWER([.$C4];[.K3])/FACT([.K3])*EXP(-[.$C4])" office:value-type="float" office:value="0.00994061650156885">
            <text:p>0,009941</text:p>
          </table:table-cell>
        </table:table-row>
        <table:table-row table:style-name="ro1">
          <table:table-cell office:value-type="string">
            <text:p>Arsenal</text:p>
          </table:table-cell>
          <table:table-cell office:value-type="float" office:value="16">
            <text:p>16</text:p>
          </table:table-cell>
          <table:table-cell table:style-name="ce1" table:formula="of:=[.B5]/[.B$3]" office:value-type="float" office:value="2.66666666666667">
            <text:p>2,667</text:p>
          </table:table-cell>
          <table:table-cell table:style-name="ce2" table:formula="of:=POWER([.$C5];[.D$3])/FACT([.D$3])*EXP(-[.$C5])" office:value-type="float" office:value="0.0694834512228015">
            <text:p>0,069483</text:p>
          </table:table-cell>
          <table:table-cell table:style-name="ce2" table:formula="of:=POWER([.$C5];[.E$3])/FACT([.E$3])*EXP(-[.$C5])" office:value-type="float" office:value="0.185289203260804">
            <text:p>0,185289</text:p>
          </table:table-cell>
          <table:table-cell table:style-name="ce2" table:formula="of:=POWER([.$C5];[.F$3])/FACT([.F$3])*EXP(-[.$C5])" office:value-type="float" office:value="0.247052271014405">
            <text:p>0,247052</text:p>
          </table:table-cell>
          <table:table-cell table:style-name="ce2" table:formula="of:=POWER([.$C5];[.G$3])/FACT([.G$3])*EXP(-[.$C5])" office:value-type="float" office:value="0.219602018679471">
            <text:p>0,219602</text:p>
          </table:table-cell>
          <table:table-cell table:style-name="ce2" table:formula="of:=POWER([.$C5];[.H$3])/FACT([.H$3])*EXP(-[.$C5])" office:value-type="float" office:value="0.146401345786314">
            <text:p>0,146401</text:p>
          </table:table-cell>
          <table:table-cell table:style-name="ce2" table:formula="of:=POWER([.$C5];[.I$3])/FACT([.I$3])*EXP(-[.$C5])" office:value-type="float" office:value="0.078080717752701">
            <text:p>0,078081</text:p>
          </table:table-cell>
          <table:table-cell table:style-name="ce2" table:formula="of:=POWER([.$C5];[.J$3])/FACT([.J$3])*EXP(-[.$C5])" office:value-type="float" office:value="0.0347025412234226">
            <text:p>0,034703</text:p>
          </table:table-cell>
          <table:table-cell table:style-name="ce2" table:formula="of:=POWER([.$C5];[.K$3])/FACT([.K$3])*EXP(-[.$C5])" office:value-type="float" office:value="0.013220015704161">
            <text:p>0,013220</text:p>
          </table:table-cell>
        </table:table-row>
        <table:table-row table:style-name="ro1">
          <table:table-cell office:value-type="string">
            <text:p>Gesamt</text:p>
          </table:table-cell>
          <table:table-cell table:formula="of:=SUM([.B4:.B5])" office:value-type="float" office:value="31">
            <text:p>31</text:p>
          </table:table-cell>
          <table:table-cell table:style-name="ce1" table:formula="of:=[.B6]/[.B$3]/2" office:value-type="float" office:value="2.58333333333333">
            <text:p>2,583</text:p>
          </table:table-cell>
          <table:table-cell table:style-name="ce2" table:formula="of:=POWER([.$C6];[.D$3])/FACT([.D$3])*EXP(-[.$C6])" office:value-type="float" office:value="0.0755218445087738">
            <text:p>0,075522</text:p>
          </table:table-cell>
          <table:table-cell table:style-name="ce2" table:formula="of:=POWER([.$C6];[.E$3])/FACT([.E$3])*EXP(-[.$C6])" office:value-type="float" office:value="0.195098098314332">
            <text:p>0,195098</text:p>
          </table:table-cell>
          <table:table-cell table:style-name="ce2" table:formula="of:=POWER([.$C6];[.F$3])/FACT([.F$3])*EXP(-[.$C6])" office:value-type="float" office:value="0.252001710322679">
            <text:p>0,252002</text:p>
          </table:table-cell>
          <table:table-cell table:style-name="ce2" table:formula="of:=POWER([.$C6];[.G$3])/FACT([.G$3])*EXP(-[.$C6])" office:value-type="float" office:value="0.217001472777863">
            <text:p>0,217001</text:p>
          </table:table-cell>
          <table:table-cell table:style-name="ce2" table:formula="of:=POWER([.$C6];[.H$3])/FACT([.H$3])*EXP(-[.$C6])" office:value-type="float" office:value="0.14014678450237">
            <text:p>0,140147</text:p>
          </table:table-cell>
          <table:table-cell table:style-name="ce2" table:formula="of:=POWER([.$C6];[.I$3])/FACT([.I$3])*EXP(-[.$C6])" office:value-type="float" office:value="0.072409171992891">
            <text:p>0,072409</text:p>
          </table:table-cell>
          <table:table-cell table:style-name="ce2" table:formula="of:=POWER([.$C6];[.J$3])/FACT([.J$3])*EXP(-[.$C6])" office:value-type="float" office:value="0.0311761712747169">
            <text:p>0,031176</text:p>
          </table:table-cell>
          <table:table-cell table:style-name="ce2" table:formula="of:=POWER([.$C6];[.K$3])/FACT([.K$3])*EXP(-[.$C6])" office:value-type="float" office:value="0.0115054917799551">
            <text:p>0,011505</text:p>
          </table:table-cell>
        </table:table-row>
        <table:table-row table:style-name="ro1">
          <table:table-cell table:number-columns-repeated="3"/>
          <table:table-cell table:style-name="ce2" table:formula="of:=SUM([.$D6:.D6])" office:value-type="float" office:value="0.0755218445087738">
            <text:p>0,075522</text:p>
          </table:table-cell>
          <table:table-cell table:style-name="ce2" table:formula="of:=SUM([.$D6:.E6])" office:value-type="float" office:value="0.270619942823106">
            <text:p>0,270620</text:p>
          </table:table-cell>
          <table:table-cell table:style-name="ce2" table:formula="of:=SUM([.$D6:.F6])" office:value-type="float" office:value="0.522621653145785">
            <text:p>0,522622</text:p>
          </table:table-cell>
          <table:table-cell table:style-name="ce2" table:formula="of:=SUM([.$D6:.G6])" office:value-type="float" office:value="0.739623125923648">
            <text:p>0,739623</text:p>
          </table:table-cell>
          <table:table-cell table:style-name="ce2" table:formula="of:=SUM([.$D6:.H6])" office:value-type="float" office:value="0.879769910426017">
            <text:p>0,879770</text:p>
          </table:table-cell>
          <table:table-cell table:style-name="ce2" table:formula="of:=SUM([.$D6:.I6])" office:value-type="float" office:value="0.952179082418908">
            <text:p>0,952179</text:p>
          </table:table-cell>
          <table:table-cell table:style-name="ce2" table:formula="of:=SUM([.$D6:.J6])" office:value-type="float" office:value="0.983355253693625">
            <text:p>0,983355</text:p>
          </table:table-cell>
          <table:table-cell table:style-name="ce2" table:formula="of:=SUM([.$D6:.K6])" office:value-type="float" office:value="0.99486074547358">
            <text:p>0,994861</text:p>
          </table:table-cell>
        </table:table-row>
        <table:table-row table:style-name="ro1">
          <table:table-cell table:number-columns-repeated="3"/>
          <table:table-cell table:style-name="ce2" table:formula="of:=1-[.D7]" office:value-type="float" office:value="0.924478155491226">
            <text:p>0,924478</text:p>
          </table:table-cell>
          <table:table-cell table:style-name="ce2" table:formula="of:=1-[.E7]" office:value-type="float" office:value="0.729380057176894">
            <text:p>0,729380</text:p>
          </table:table-cell>
          <table:table-cell table:style-name="ce2" table:formula="of:=1-[.F7]" office:value-type="float" office:value="0.477378346854215">
            <text:p>0,477378</text:p>
          </table:table-cell>
          <table:table-cell table:style-name="ce2" table:formula="of:=1-[.G7]" office:value-type="float" office:value="0.260376874076352">
            <text:p>0,260377</text:p>
          </table:table-cell>
          <table:table-cell table:style-name="ce2" table:formula="of:=1-[.H7]" office:value-type="float" office:value="0.120230089573983">
            <text:p>0,120230</text:p>
          </table:table-cell>
          <table:table-cell table:style-name="ce2" table:formula="of:=1-[.I7]" office:value-type="float" office:value="0.0478209175810916">
            <text:p>0,047821</text:p>
          </table:table-cell>
          <table:table-cell table:style-name="ce2" table:formula="of:=1-[.J7]" office:value-type="float" office:value="0.0166447463063747">
            <text:p>0,016645</text:p>
          </table:table-cell>
          <table:table-cell table:style-name="ce2" table:formula="of:=1-[.K7]" office:value-type="float" office:value="0.00513925452641961">
            <text:p>0,0051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1" table:formula="of:=1/[.D7]" office:value-type="float" office:value="13.2412020191565">
            <text:p>13,241</text:p>
          </table:table-cell>
          <table:table-cell table:style-name="ce1" table:formula="of:=1/[.E7]" office:value-type="float" office:value="3.6952191681367">
            <text:p>3,695</text:p>
          </table:table-cell>
          <table:table-cell table:style-name="ce1" table:formula="of:=1/[.F7]" office:value-type="float" office:value="1.91343009609487">
            <text:p>1,913</text:p>
          </table:table-cell>
          <table:table-cell table:style-name="ce1" table:formula="of:=1/[.G7]" office:value-type="float" office:value="1.35203993081097">
            <text:p>1,352</text:p>
          </table:table-cell>
          <table:table-cell table:style-name="ce1" table:formula="of:=1/[.H7]" office:value-type="float" office:value="1.13666083387162">
            <text:p>1,137</text:p>
          </table:table-cell>
          <table:table-cell table:style-name="ce1" table:formula="of:=1/[.I7]" office:value-type="float" office:value="1.05022260881809">
            <text:p>1,050</text:p>
          </table:table-cell>
          <table:table-cell table:style-name="ce1" table:formula="of:=1/[.J7]" office:value-type="float" office:value="1.01692648332722">
            <text:p>1,017</text:p>
          </table:table-cell>
          <table:table-cell table:style-name="ce1" table:formula="of:=1/[.K7]" office:value-type="float" office:value="1.00516580290237">
            <text:p>1,005</text:p>
          </table:table-cell>
        </table:table-row>
        <table:table-row table:style-name="ro1">
          <table:table-cell table:number-columns-repeated="3"/>
          <table:table-cell table:style-name="ce1" table:formula="of:=1/[.D8]" office:value-type="float" office:value="1.08169132397579">
            <text:p>1,082</text:p>
          </table:table-cell>
          <table:table-cell table:style-name="ce1" table:formula="of:=1/[.E8]" office:value-type="float" office:value="1.37102734049318">
            <text:p>1,371</text:p>
          </table:table-cell>
          <table:table-cell table:style-name="ce1" table:formula="of:=1/[.F8]" office:value-type="float" office:value="2.09477452546751">
            <text:p>2,095</text:p>
          </table:table-cell>
          <table:table-cell table:style-name="ce1" table:formula="of:=1/[.G8]" office:value-type="float" office:value="3.84058685529331">
            <text:p>3,841</text:p>
          </table:table-cell>
          <table:table-cell table:style-name="ce1" table:formula="of:=1/[.H8]" office:value-type="float" office:value="8.31738546933925">
            <text:p>8,317</text:p>
          </table:table-cell>
          <table:table-cell table:style-name="ce1" table:formula="of:=1/[.I8]" office:value-type="float" office:value="20.9113511530653">
            <text:p>20,911</text:p>
          </table:table-cell>
          <table:table-cell table:style-name="ce1" table:formula="of:=1/[.J8]" office:value-type="float" office:value="60.0790172222099">
            <text:p>60,079</text:p>
          </table:table-cell>
          <table:table-cell table:style-name="ce1" table:formula="of:=1/[.K8]" office:value-type="float" office:value="194.580749962714">
            <text:p>194,58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float" office:value="1.05">
            <text:p>1,05</text:p>
          </table:table-cell>
          <table:table-cell/>
          <table:table-cell office:value-type="float" office:value="1.56">
            <text:p>1,56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.5">
            <text:p>1,5</text:p>
          </table:table-cell>
          <table:table-cell table:number-columns-repeated="2" office:value-type="float" office:value="2.5">
            <text:p>2,5</text:p>
          </table:table-cell>
          <table:table-cell table:number-columns-repeated="2" office:value-type="float" office:value="3.5">
            <text:p>3,5</text:p>
          </table:table-cell>
          <table:table-cell table:number-columns-repeated="2" office:value-type="float" office:value="4.5">
            <text:p>4,5</text:p>
          </table:table-cell>
        </table:table-row>
        <table:table-row table:style-name="ro1">
          <table:table-cell office:value-type="string">
            <text:p>P</text:p>
          </table:table-cell>
          <table:table-cell table:number-columns-repeated="2"/>
          <table:table-cell table:style-name="ce3" table:formula="of:=[.E7]*100" office:value-type="float" office:value="27.0619942823106">
            <text:p>27,06</text:p>
          </table:table-cell>
          <table:table-cell table:style-name="ce3" table:formula="of:=100-[.D21]" office:value-type="float" office:value="72.9380057176894">
            <text:p>72,94</text:p>
          </table:table-cell>
          <table:table-cell table:style-name="ce3" table:formula="of:=[.F7]*100" office:value-type="float" office:value="52.2621653145785">
            <text:p>52,26</text:p>
          </table:table-cell>
          <table:table-cell table:style-name="ce3" table:formula="of:=100-[.F21]" office:value-type="float" office:value="47.7378346854215">
            <text:p>47,74</text:p>
          </table:table-cell>
          <table:table-cell table:style-name="ce3" table:formula="of:=[.G7]*100" office:value-type="float" office:value="73.9623125923648">
            <text:p>73,96</text:p>
          </table:table-cell>
          <table:table-cell table:style-name="ce3" table:formula="of:=100-[.H21]" office:value-type="float" office:value="26.0376874076352">
            <text:p>26,04</text:p>
          </table:table-cell>
          <table:table-cell table:style-name="ce3" table:formula="of:=[.H7]*100" office:value-type="float" office:value="87.9769910426017">
            <text:p>87,98</text:p>
          </table:table-cell>
          <table:table-cell table:style-name="ce3" table:formula="of:=100-[.J21]" office:value-type="float" office:value="12.0230089573983">
            <text:p>12,02</text:p>
          </table:table-cell>
        </table:table-row>
        <table:table-row table:style-name="ro1">
          <table:table-cell office:value-type="string">
            <text:p>Fair</text:p>
          </table:table-cell>
          <table:table-cell table:number-columns-repeated="2"/>
          <table:table-cell table:style-name="ce3" table:formula="of:=100/[.D21]" office:value-type="float" office:value="3.6952191681367">
            <text:p>3,70</text:p>
          </table:table-cell>
          <table:table-cell table:style-name="ce3" table:formula="of:=100/[.E21]" office:value-type="float" office:value="1.37102734049318">
            <text:p>1,37</text:p>
          </table:table-cell>
          <table:table-cell table:style-name="ce3" table:formula="of:=100/[.F21]" office:value-type="float" office:value="1.91343009609487">
            <text:p>1,91</text:p>
          </table:table-cell>
          <table:table-cell table:style-name="ce3" table:formula="of:=100/[.G21]" office:value-type="float" office:value="2.0947745254675">
            <text:p>2,09</text:p>
          </table:table-cell>
          <table:table-cell table:style-name="ce3" table:formula="of:=100/[.H21]" office:value-type="float" office:value="1.35203993081097">
            <text:p>1,35</text:p>
          </table:table-cell>
          <table:table-cell table:style-name="ce3" table:formula="of:=100/[.I21]" office:value-type="float" office:value="3.84058685529331">
            <text:p>3,84</text:p>
          </table:table-cell>
          <table:table-cell table:style-name="ce3" table:formula="of:=100/[.J21]" office:value-type="float" office:value="1.13666083387162">
            <text:p>1,14</text:p>
          </table:table-cell>
          <table:table-cell table:style-name="ce3" table:formula="of:=100/[.K21]" office:value-type="float" office:value="8.31738546933926">
            <text:p>8,32</text:p>
          </table:table-cell>
        </table:table-row>
        <table:table-row table:style-name="ro1">
          <table:table-cell office:value-type="string">
            <text:p>BF Back</text:p>
          </table:table-cell>
          <table:table-cell table:number-columns-repeated="2"/>
          <table:table-cell table:style-name="ce3" office:value-type="float" office:value="4.4">
            <text:p>4,40</text:p>
          </table:table-cell>
          <table:table-cell table:style-name="ce3" office:value-type="float" office:value="1.27">
            <text:p>1,27</text:p>
          </table:table-cell>
          <table:table-cell table:style-name="ce3" office:value-type="float" office:value="2.08">
            <text:p>2,08</text:p>
          </table:table-cell>
          <table:table-cell table:style-name="ce3" office:value-type="float" office:value="1.79">
            <text:p>1,79</text:p>
          </table:table-cell>
          <table:table-cell table:style-name="ce3" office:value-type="float" office:value="1.47">
            <text:p>1,47</text:p>
          </table:table-cell>
          <table:table-cell table:style-name="ce3" office:value-type="float" office:value="3.1">
            <text:p>3,10</text:p>
          </table:table-cell>
          <table:table-cell table:style-name="ce3" office:value-type="float" office:value="1.26">
            <text:p>1,26</text:p>
          </table:table-cell>
          <table:table-cell table:style-name="ce3" office:value-type="float" office:value="4.7">
            <text:p>4,7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table:formula="of:=POISSON([.D$3];[.C4];0)" office:value-type="float" office:value="0.0820849986238988">
            <text:p>0,082084998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POISSON([.D$3];[.C5];0)" office:value-type="float" office:value="0.0694834512228015">
            <text:p>0,0694834512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POISSON([.D$3];[.C6];0)" office:value-type="float" office:value="0.0755218445087738">
            <text:p>0,0755218445</text:p>
          </table:table-cell>
          <table:table-cell table:number-columns-repeated="7"/>
        </table:table-row>
      </table:table>
      <table:table table:name="BB" table:style-name="ta1">
        <table:table-column table:style-name="co5" table:number-columns-repeated="24" table:default-cell-style-name="Default"/>
        <table:table-row table:style-name="ro1">
          <table:table-cell office:value-type="string">
            <text:p>bereits gefallene Tore</text:p>
          </table:table-cell>
          <table:table-cell office:value-type="float" office:value="0">
            <text:p>0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eam</text:p>
          </table:table-cell>
          <table:table-cell office:value-type="string">
            <text:p>Tore Total</text:p>
          </table:table-cell>
          <table:table-cell office:value-type="string">
            <text:p>Runden</text:p>
          </table:table-cell>
          <table:table-cell office:value-type="string">
            <text:p>Torrate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99">
            <text:p>199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Guest</text:p>
          </table:table-cell>
          <table:table-cell office:value-type="float" office:value="736">
            <text:p>736</text:p>
          </table:table-cell>
          <table:table-cell office:value-type="float" office:value="5">
            <text:p>5</text:p>
          </table:table-cell>
          <table:table-cell table:style-name="ce1" table:formula="of:=[.B4]/[.C4]" office:value-type="float" office:value="147.2">
            <text:p>147,200</text:p>
          </table:table-cell>
          <table:table-cell table:style-name="ce2" table:formula="of:=POISSON([.E$3]-[.$B$1];[.$D4]-[.$B$1];1)" office:value-type="float" office:value="0.612057085293614">
            <text:p>0,612057</text:p>
          </table:table-cell>
          <table:table-cell table:style-name="ce2" table:formula="of:=POISSON([.F$3]-[.$B$1];[.$D4]-[.$B$1];1)" office:value-type="float" office:value="0.642964395842214">
            <text:p>0,642964</text:p>
          </table:table-cell>
          <table:table-cell table:style-name="ce2" table:formula="of:=POISSON([.G$3]-[.$B$1];[.$D4]-[.$B$1];1)" office:value-type="float" office:value="0.672895686057701">
            <text:p>0,672896</text:p>
          </table:table-cell>
          <table:table-cell table:style-name="ce2" table:formula="of:=POISSON([.H$3]-[.$B$1];[.$D4]-[.$B$1];1)" office:value-type="float" office:value="0.701692326055869">
            <text:p>0,701692</text:p>
          </table:table-cell>
          <table:table-cell table:style-name="ce2" table:formula="of:=POISSON([.I$3]-[.$B$1];[.$D4]-[.$B$1];1)" office:value-type="float" office:value="0.729217426106066">
            <text:p>0,729217</text:p>
          </table:table-cell>
          <table:table-cell table:style-name="ce2" table:formula="of:=POISSON([.J$3]-[.$B$1];[.$D4]-[.$B$1];1)" office:value-type="float" office:value="0.75535739208922">
            <text:p>0,755357</text:p>
          </table:table-cell>
          <table:table-cell table:style-name="ce2" table:formula="of:=POISSON([.K$3]-[.$B$1];[.$D4]-[.$B$1];1)" office:value-type="float" office:value="0.78002279588871">
            <text:p>0,780023</text:p>
          </table:table-cell>
          <table:table-cell table:style-name="ce2" table:formula="of:=POISSON([.L$3]-[.$B$1];[.$D4]-[.$B$1];1)" office:value-type="float" office:value="0.803148575756766">
            <text:p>0,803149</text:p>
          </table:table-cell>
          <table:table-cell table:style-name="ce2" table:formula="of:=POISSON([.M$3]-[.$B$1];[.$D4]-[.$B$1];1)" office:value-type="float" office:value="0.824693606114854">
            <text:p>0,824694</text:p>
          </table:table-cell>
          <table:table-cell table:style-name="ce2" table:formula="of:=POISSON([.N$3]-[.$B$1];[.$D4]-[.$B$1];1)" office:value-type="float" office:value="0.844639697113034">
            <text:p>0,844640</text:p>
          </table:table-cell>
          <table:table-cell table:style-name="ce2" table:formula="of:=POISSON([.O$3]-[.$B$1];[.$D4]-[.$B$1];1)" office:value-type="float" office:value="0.862990100831359">
            <text:p>0,862990</text:p>
          </table:table-cell>
          <table:table-cell table:style-name="ce2" table:formula="of:=POISSON([.P$3]-[.$B$1];[.$D4]-[.$B$1];1)" office:value-type="float" office:value="0.879767612802399">
            <text:p>0,879768</text:p>
          </table:table-cell>
          <table:table-cell table:style-name="ce2" table:formula="of:=POISSON([.Q$3]-[.$B$1];[.$D4]-[.$B$1];1)" office:value-type="float" office:value="0.895012364420529">
            <text:p>0,895012</text:p>
          </table:table-cell>
          <table:table-cell table:style-name="ce2" table:formula="of:=POISSON([.R$3]-[.$B$1];[.$D4]-[.$B$1];1)" office:value-type="float" office:value="0.90877940391862">
            <text:p>0,908779</text:p>
          </table:table-cell>
          <table:table-cell table:style-name="ce2" table:formula="of:=POISSON([.S$3]-[.$B$1];[.$D4]-[.$B$1];1)" office:value-type="float" office:value="0.999979359101201">
            <text:p>0,999979</text:p>
          </table:table-cell>
          <table:table-cell table:style-name="ce2" table:formula="of:=POISSON([.T$3]-[.$B$1];[.$D4]-[.$B$1];1)" office:value-type="float" office:value="0.99999450373539">
            <text:p>0,999995</text:p>
          </table:table-cell>
          <table:table-cell table:style-name="ce2" table:formula="of:=POISSON([.U$3]-[.$B$1];[.$D4]-[.$B$1];1)" office:value-type="float" office:value="0.999996097716726">
            <text:p>0,999996</text:p>
          </table:table-cell>
          <table:table-cell table:style-name="ce2" table:formula="of:=POISSON([.V$3]-[.$B$1];[.$D4]-[.$B$1];1)" office:value-type="float" office:value="0.99999724227308">
            <text:p>0,999997</text:p>
          </table:table-cell>
          <table:table-cell table:style-name="ce2" table:formula="of:=POISSON([.W$3]-[.$B$1];[.$D4]-[.$B$1];1)" office:value-type="float" office:value="0.999998060130825">
            <text:p>0,999998</text:p>
          </table:table-cell>
          <table:table-cell table:style-name="ce2" table:formula="of:=POISSON([.X$3]-[.$B$1];[.$D4]-[.$B$1];1)" office:value-type="float" office:value="0.999998641718554">
            <text:p>0,999999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808">
            <text:p>808</text:p>
          </table:table-cell>
          <table:table-cell office:value-type="float" office:value="5">
            <text:p>5</text:p>
          </table:table-cell>
          <table:table-cell table:style-name="ce1" table:formula="of:=[.B5]/[.C5]" office:value-type="float" office:value="161.6">
            <text:p>161,600</text:p>
          </table:table-cell>
          <table:table-cell table:style-name="ce2" table:formula="of:=POISSON([.E$3]-[.$B$1];[.$D5]-[.$B$1];1)" office:value-type="float" office:value="0.192097042720039">
            <text:p>0,192097</text:p>
          </table:table-cell>
          <table:table-cell table:style-name="ce2" table:formula="of:=POISSON([.F$3]-[.$B$1];[.$D5]-[.$B$1];1)" office:value-type="float" office:value="0.214836819040434">
            <text:p>0,214837</text:p>
          </table:table-cell>
          <table:table-cell table:style-name="ce2" table:formula="of:=POISSON([.G$3]-[.$B$1];[.$D5]-[.$B$1];1)" office:value-type="float" office:value="0.239012791760012">
            <text:p>0,239013</text:p>
          </table:table-cell>
          <table:table-cell table:style-name="ce2" table:formula="of:=POISSON([.H$3]-[.$B$1];[.$D5]-[.$B$1];1)" office:value-type="float" office:value="0.264547675364481">
            <text:p>0,264548</text:p>
          </table:table-cell>
          <table:table-cell table:style-name="ce2" table:formula="of:=POISSON([.I$3]-[.$B$1];[.$D5]-[.$B$1];1)" office:value-type="float" office:value="0.291342722055924">
            <text:p>0,291343</text:p>
          </table:table-cell>
          <table:table-cell table:style-name="ce2" table:formula="of:=POISSON([.J$3]-[.$B$1];[.$D5]-[.$B$1];1)" office:value-type="float" office:value="0.319278719122615">
            <text:p>0,319279</text:p>
          </table:table-cell>
          <table:table-cell table:style-name="ce2" table:formula="of:=POISSON([.K$3]-[.$B$1];[.$D5]-[.$B$1];1)" office:value-type="float" office:value="0.348217546853239">
            <text:p>0,348218</text:p>
          </table:table-cell>
          <table:table-cell table:style-name="ce2" table:formula="of:=POISSON([.L$3]-[.$B$1];[.$D5]-[.$B$1];1)" office:value-type="float" office:value="0.378004263803996">
            <text:p>0,378004</text:p>
          </table:table-cell>
          <table:table-cell table:style-name="ce2" table:formula="of:=POISSON([.M$3]-[.$B$1];[.$D5]-[.$B$1];1)" office:value-type="float" office:value="0.40846966544477">
            <text:p>0,408470</text:p>
          </table:table-cell>
          <table:table-cell table:style-name="ce2" table:formula="of:=POISSON([.N$3]-[.$B$1];[.$D5]-[.$B$1];1)" office:value-type="float" office:value="0.439433243464576">
            <text:p>0,439433</text:p>
          </table:table-cell>
          <table:table-cell table:style-name="ce2" table:formula="of:=POISSON([.O$3]-[.$B$1];[.$D5]-[.$B$1];1)" office:value-type="float" office:value="0.47070645726458">
            <text:p>0,470706</text:p>
          </table:table-cell>
          <table:table-cell table:style-name="ce2" table:formula="of:=POISSON([.P$3]-[.$B$1];[.$D5]-[.$B$1];1)" office:value-type="float" office:value="0.502096217202969">
            <text:p>0,502096</text:p>
          </table:table-cell>
          <table:table-cell table:style-name="ce2" table:formula="of:=POISSON([.Q$3]-[.$B$1];[.$D5]-[.$B$1];1)" office:value-type="float" office:value="0.533408471561263">
            <text:p>0,533408</text:p>
          </table:table-cell>
          <table:table-cell table:style-name="ce2" table:formula="of:=POISSON([.R$3]-[.$B$1];[.$D5]-[.$B$1];1)" office:value-type="float" office:value="0.564451786311572">
            <text:p>0,564452</text:p>
          </table:table-cell>
          <table:table-cell table:style-name="ce2" table:formula="of:=POISSON([.S$3]-[.$B$1];[.$D5]-[.$B$1];1)" office:value-type="float" office:value="0.998059056606105">
            <text:p>0,998059</text:p>
          </table:table-cell>
          <table:table-cell table:style-name="ce2" table:formula="of:=POISSON([.T$3]-[.$B$1];[.$D5]-[.$B$1];1)" office:value-type="float" office:value="0.999262886919124">
            <text:p>0,999263</text:p>
          </table:table-cell>
          <table:table-cell table:style-name="ce2" table:formula="of:=POISSON([.U$3]-[.$B$1];[.$D5]-[.$B$1];1)" office:value-type="float" office:value="0.999427887763111">
            <text:p>0,999428</text:p>
          </table:table-cell>
          <table:table-cell table:style-name="ce2" table:formula="of:=POISSON([.V$3]-[.$B$1];[.$D5]-[.$B$1];1)" office:value-type="float" office:value="0.999557956721102">
            <text:p>0,999558</text:p>
          </table:table-cell>
          <table:table-cell table:style-name="ce2" table:formula="of:=POISSON([.W$3]-[.$B$1];[.$D5]-[.$B$1];1)" office:value-type="float" office:value="0.999659991398828">
            <text:p>0,999660</text:p>
          </table:table-cell>
          <table:table-cell table:style-name="ce2" table:formula="of:=POISSON([.X$3]-[.$B$1];[.$D5]-[.$B$1];1)" office:value-type="float" office:value="0.999739647456414">
            <text:p>0,999740</text:p>
          </table:table-cell>
        </table:table-row>
        <table:table-row table:style-name="ro1">
          <table:table-cell office:value-type="string">
            <text:p>Gesamt</text:p>
          </table:table-cell>
          <table:table-cell table:formula="of:=SUM([.B4:.B5])" office:value-type="float" office:value="1544">
            <text:p>1544</text:p>
          </table:table-cell>
          <table:table-cell table:formula="of:=SUM([.C4:.C5])" office:value-type="float" office:value="10">
            <text:p>10</text:p>
          </table:table-cell>
          <table:table-cell table:style-name="ce1" table:formula="of:=[.B6]/[.C6]" office:value-type="float" office:value="154.4">
            <text:p>154,400</text:p>
          </table:table-cell>
          <table:table-cell table:style-name="ce2" table:formula="of:=POISSON([.E$3]-[.$B$1];[.$D6]-[.$B$1];1)" office:value-type="float" office:value="0.381433397382843">
            <text:p>0,381433</text:p>
          </table:table-cell>
          <table:table-cell table:style-name="ce2" table:formula="of:=POISSON([.F$3]-[.$B$1];[.$D6]-[.$B$1];1)" office:value-type="float" office:value="0.412680037961963">
            <text:p>0,412680</text:p>
          </table:table-cell>
          <table:table-cell table:style-name="ce2" table:formula="of:=POISSON([.G$3]-[.$B$1];[.$D6]-[.$B$1];1)" office:value-type="float" office:value="0.444420046550228">
            <text:p>0,444420</text:p>
          </table:table-cell>
          <table:table-cell table:style-name="ce2" table:formula="of:=POISSON([.H$3]-[.$B$1];[.$D6]-[.$B$1];1)" office:value-type="float" office:value="0.476450486589627">
            <text:p>0,476450</text:p>
          </table:table-cell>
          <table:table-cell table:style-name="ce2" table:formula="of:=POISSON([.I$3]-[.$B$1];[.$D6]-[.$B$1];1)" office:value-type="float" office:value="0.50856412257718">
            <text:p>0,508564</text:p>
          </table:table-cell>
          <table:table-cell table:style-name="ce2" table:formula="of:=POISSON([.J$3]-[.$B$1];[.$D6]-[.$B$1];1)" office:value-type="float" office:value="0.54055344771575">
            <text:p>0,540553</text:p>
          </table:table-cell>
          <table:table-cell table:style-name="ce2" table:formula="of:=POISSON([.K$3]-[.$B$1];[.$D6]-[.$B$1];1)" office:value-type="float" office:value="0.572214677211872">
            <text:p>0,572215</text:p>
          </table:table-cell>
          <table:table-cell table:style-name="ce2" table:formula="of:=POISSON([.L$3]-[.$B$1];[.$D6]-[.$B$1];1)" office:value-type="float" office:value="0.603351580614428">
            <text:p>0,603352</text:p>
          </table:table-cell>
          <table:table-cell table:style-name="ce2" table:formula="of:=POISSON([.M$3]-[.$B$1];[.$D6]-[.$B$1];1)" office:value-type="float" office:value="0.633779035585027">
            <text:p>0,633779</text:p>
          </table:table-cell>
          <table:table-cell table:style-name="ce2" table:formula="of:=POISSON([.N$3]-[.$B$1];[.$D6]-[.$B$1];1)" office:value-type="float" office:value="0.663326199405533">
            <text:p>0,663326</text:p>
          </table:table-cell>
          <table:table-cell table:style-name="ce2" table:formula="of:=POISSON([.O$3]-[.$B$1];[.$D6]-[.$B$1];1)" office:value-type="float" office:value="0.691839212492322">
            <text:p>0,691839</text:p>
          </table:table-cell>
          <table:table-cell table:style-name="ce2" table:formula="of:=POISSON([.P$3]-[.$B$1];[.$D6]-[.$B$1];1)" office:value-type="float" office:value="0.719183369142012">
            <text:p>0,719183</text:p>
          </table:table-cell>
          <table:table-cell table:style-name="ce2" table:formula="of:=POISSON([.Q$3]-[.$B$1];[.$D6]-[.$B$1];1)" office:value-type="float" office:value="0.745244713504433">
            <text:p>0,745245</text:p>
          </table:table-cell>
          <table:table-cell table:style-name="ce2" table:formula="of:=POISSON([.R$3]-[.$B$1];[.$D6]-[.$B$1];1)" office:value-type="float" office:value="0.769931042152027">
            <text:p>0,769931</text:p>
          </table:table-cell>
          <table:table-cell table:style-name="ce2" table:formula="of:=POISSON([.S$3]-[.$B$1];[.$D6]-[.$B$1];1)" office:value-type="float" office:value="0.999753251368094">
            <text:p>0,999753</text:p>
          </table:table-cell>
          <table:table-cell table:style-name="ce2" table:formula="of:=POISSON([.T$3]-[.$B$1];[.$D6]-[.$B$1];1)" office:value-type="float" office:value="0.999921113594444">
            <text:p>0,999921</text:p>
          </table:table-cell>
          <table:table-cell table:style-name="ce2" table:formula="of:=POISSON([.U$3]-[.$B$1];[.$D6]-[.$B$1];1)" office:value-type="float" office:value="0.999941363271705">
            <text:p>0,999941</text:p>
          </table:table-cell>
          <table:table-cell table:style-name="ce2" table:formula="of:=POISSON([.V$3]-[.$B$1];[.$D6]-[.$B$1];1)" office:value-type="float" office:value="0.999956614735945">
            <text:p>0,999957</text:p>
          </table:table-cell>
          <table:table-cell table:style-name="ce2" table:formula="of:=POISSON([.W$3]-[.$B$1];[.$D6]-[.$B$1];1)" office:value-type="float" office:value="0.999968045930502">
            <text:p>0,999968</text:p>
          </table:table-cell>
          <table:table-cell table:style-name="ce2" table:formula="of:=POISSON([.X$3]-[.$B$1];[.$D6]-[.$B$1];1)" office:value-type="float" office:value="0.999976572386731">
            <text:p>0,999977</text:p>
          </table:table-cell>
        </table:table-row>
        <table:table-row table:style-name="ro1">
          <table:table-cell table:number-columns-repeated="4"/>
          <table:table-cell table:style-name="ce2" table:formula="of:=1-[.E6]" office:value-type="float" office:value="0.618566602617157">
            <text:p>0,618567</text:p>
          </table:table-cell>
          <table:table-cell table:style-name="ce2" table:formula="of:=1-[.F6]" office:value-type="float" office:value="0.587319962038037">
            <text:p>0,587320</text:p>
          </table:table-cell>
          <table:table-cell table:style-name="ce2" table:formula="of:=1-[.G6]" office:value-type="float" office:value="0.555579953449772">
            <text:p>0,555580</text:p>
          </table:table-cell>
          <table:table-cell table:style-name="ce2" table:formula="of:=1-[.H6]" office:value-type="float" office:value="0.523549513410373">
            <text:p>0,523550</text:p>
          </table:table-cell>
          <table:table-cell table:style-name="ce2" table:formula="of:=1-[.I6]" office:value-type="float" office:value="0.49143587742282">
            <text:p>0,491436</text:p>
          </table:table-cell>
          <table:table-cell table:style-name="ce2" table:formula="of:=1-[.J6]" office:value-type="float" office:value="0.45944655228425">
            <text:p>0,459447</text:p>
          </table:table-cell>
          <table:table-cell table:style-name="ce2" table:formula="of:=1-[.K6]" office:value-type="float" office:value="0.427785322788128">
            <text:p>0,427785</text:p>
          </table:table-cell>
          <table:table-cell table:style-name="ce2" table:formula="of:=1-[.L6]" office:value-type="float" office:value="0.396648419385572">
            <text:p>0,396648</text:p>
          </table:table-cell>
          <table:table-cell table:style-name="ce2" table:formula="of:=1-[.M6]" office:value-type="float" office:value="0.366220964414973">
            <text:p>0,366221</text:p>
          </table:table-cell>
          <table:table-cell table:style-name="ce2" table:formula="of:=1-[.N6]" office:value-type="float" office:value="0.336673800594467">
            <text:p>0,336674</text:p>
          </table:table-cell>
          <table:table-cell table:style-name="ce2" table:formula="of:=1-[.O6]" office:value-type="float" office:value="0.308160787507678">
            <text:p>0,308161</text:p>
          </table:table-cell>
          <table:table-cell table:style-name="ce2" table:formula="of:=1-[.P6]" office:value-type="float" office:value="0.280816630857988">
            <text:p>0,280817</text:p>
          </table:table-cell>
          <table:table-cell table:style-name="ce2" table:formula="of:=1-[.Q6]" office:value-type="float" office:value="0.254755286495567">
            <text:p>0,254755</text:p>
          </table:table-cell>
          <table:table-cell table:style-name="ce2" table:formula="of:=1-[.R6]" office:value-type="float" office:value="0.230068957847973">
            <text:p>0,230069</text:p>
          </table:table-cell>
          <table:table-cell table:style-name="ce2" table:formula="of:=1-[.S6]" office:value-type="float" office:value="0.000246748631905436">
            <text:p>0,000247</text:p>
          </table:table-cell>
          <table:table-cell table:style-name="ce2" table:formula="of:=1-[.T6]" office:value-type="float" office:value="0.0000788864055556449">
            <text:p>0,000079</text:p>
          </table:table-cell>
          <table:table-cell table:style-name="ce2" table:formula="of:=1-[.U6]" office:value-type="float" office:value="0.0000586367282944256">
            <text:p>0,000059</text:p>
          </table:table-cell>
          <table:table-cell table:style-name="ce2" table:formula="of:=1-[.V6]" office:value-type="float" office:value="0.0000433852640546739">
            <text:p>0,000043</text:p>
          </table:table-cell>
          <table:table-cell table:style-name="ce2" table:formula="of:=1-[.W6]" office:value-type="float" office:value="0.0000319540694982967">
            <text:p>0,000032</text:p>
          </table:table-cell>
          <table:table-cell table:style-name="ce2" table:formula="of:=1-[.X6]" office:value-type="float" office:value="0.0000234276132687894">
            <text:p>0,000023</text:p>
          </table:table-cell>
        </table:table-row>
        <table:table-row table:style-name="ro1">
          <table:table-cell table:number-columns-repeated="4"/>
          <table:table-cell table:style-name="ce2" table:number-columns-repeated="14"/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" table:formula="of:=1/[.E6]" office:value-type="float" office:value="2.62168967599946">
            <text:p>2,622</text:p>
          </table:table-cell>
          <table:table-cell table:style-name="ce1" table:formula="of:=1/[.F6]" office:value-type="float" office:value="2.42318481150322">
            <text:p>2,423</text:p>
          </table:table-cell>
          <table:table-cell table:style-name="ce1" table:formula="of:=1/[.G6]" office:value-type="float" office:value="2.2501235211202">
            <text:p>2,250</text:p>
          </table:table-cell>
          <table:table-cell table:style-name="ce1" table:formula="of:=1/[.H6]" office:value-type="float" office:value="2.09885397989175">
            <text:p>2,099</text:p>
          </table:table-cell>
          <table:table-cell table:style-name="ce1" table:formula="of:=1/[.I6]" office:value-type="float" office:value="1.96632038243759">
            <text:p>1,966</text:p>
          </table:table-cell>
          <table:table-cell table:style-name="ce1" table:formula="of:=1/[.J6]" office:value-type="float" office:value="1.84995582624764">
            <text:p>1,850</text:p>
          </table:table-cell>
          <table:table-cell table:style-name="ce1" table:formula="of:=1/[.K6]" office:value-type="float" office:value="1.7475958583805">
            <text:p>1,748</text:p>
          </table:table-cell>
          <table:table-cell table:style-name="ce1" table:formula="of:=1/[.L6]" office:value-type="float" office:value="1.65740843668901">
            <text:p>1,657</text:p>
          </table:table-cell>
          <table:table-cell table:style-name="ce1" table:formula="of:=1/[.M6]" office:value-type="float" office:value="1.57783698079714">
            <text:p>1,578</text:p>
          </table:table-cell>
          <table:table-cell table:style-name="ce1" table:formula="of:=1/[.N6]" office:value-type="float" office:value="1.50755390167943">
            <text:p>1,508</text:p>
          </table:table-cell>
          <table:table-cell table:style-name="ce1" table:formula="of:=1/[.O6]" office:value-type="float" office:value="1.44542255186366">
            <text:p>1,445</text:p>
          </table:table-cell>
          <table:table-cell table:style-name="ce1" table:formula="of:=1/[.P6]" office:value-type="float" office:value="1.39046596863468">
            <text:p>1,390</text:p>
          </table:table-cell>
          <table:table-cell table:style-name="ce1" table:formula="of:=1/[.Q6]" office:value-type="float" office:value="1.34184111860064">
            <text:p>1,342</text:p>
          </table:table-cell>
          <table:table-cell table:style-name="ce1" table:formula="of:=1/[.R6]" office:value-type="float" office:value="1.29881761515279">
            <text:p>1,299</text:p>
          </table:table-cell>
          <table:table-cell table:number-columns-repeated="6"/>
        </table:table-row>
        <table:table-row table:style-name="ro1">
          <table:table-cell/>
          <table:table-cell table:formula="of:=1827 + 1747" office:value-type="float" office:value="3574">
            <text:p>3574</text:p>
          </table:table-cell>
          <table:table-cell table:number-columns-repeated="2"/>
          <table:table-cell table:style-name="ce1" table:formula="of:=1/[.E7]" office:value-type="float" office:value="1.61664078818513">
            <text:p>1,617</text:p>
          </table:table-cell>
          <table:table-cell table:style-name="ce1" table:formula="of:=1/[.F7]" office:value-type="float" office:value="1.70264943239787">
            <text:p>1,703</text:p>
          </table:table-cell>
          <table:table-cell table:style-name="ce1" table:formula="of:=1/[.G7]" office:value-type="float" office:value="1.79992095429413">
            <text:p>1,800</text:p>
          </table:table-cell>
          <table:table-cell table:style-name="ce1" table:formula="of:=1/[.H7]" office:value-type="float" office:value="1.91003902092479">
            <text:p>1,910</text:p>
          </table:table-cell>
          <table:table-cell table:style-name="ce1" table:formula="of:=1/[.I7]" office:value-type="float" office:value="2.03485346907146">
            <text:p>2,035</text:p>
          </table:table-cell>
          <table:table-cell table:style-name="ce1" table:formula="of:=1/[.J7]" office:value-type="float" office:value="2.17653173155453">
            <text:p>2,177</text:p>
          </table:table-cell>
          <table:table-cell table:style-name="ce1" table:formula="of:=1/[.K7]" office:value-type="float" office:value="2.33762110743401">
            <text:p>2,338</text:p>
          </table:table-cell>
          <table:table-cell table:style-name="ce1" table:formula="of:=1/[.L7]" office:value-type="float" office:value="2.52112437898794">
            <text:p>2,521</text:p>
          </table:table-cell>
          <table:table-cell table:style-name="ce1" table:formula="of:=1/[.M7]" office:value-type="float" office:value="2.73059190261669">
            <text:p>2,731</text:p>
          </table:table-cell>
          <table:table-cell table:style-name="ce1" table:formula="of:=1/[.N7]" office:value-type="float" office:value="2.97023409078549">
            <text:p>2,970</text:p>
          </table:table-cell>
          <table:table-cell table:style-name="ce1" table:formula="of:=1/[.O7]" office:value-type="float" office:value="3.24505920460462">
            <text:p>3,245</text:p>
          </table:table-cell>
          <table:table-cell table:style-name="ce1" table:formula="of:=1/[.P7]" office:value-type="float" office:value="3.56104265244074">
            <text:p>3,561</text:p>
          </table:table-cell>
          <table:table-cell table:style-name="ce1" table:formula="of:=1/[.Q7]" office:value-type="float" office:value="3.92533561817726">
            <text:p>3,925</text:p>
          </table:table-cell>
          <table:table-cell table:style-name="ce1" table:formula="of:=1/[.R7]" office:value-type="float" office:value="4.3465229266644">
            <text:p>4,347</text:p>
          </table:table-cell>
          <table:table-cell table:number-columns-repeated="6"/>
        </table:table-row>
        <table:table-row table:style-name="ro1">
          <table:table-cell/>
          <table:table-cell table:formula="of:=1939+1773" office:value-type="float" office:value="3712">
            <text:p>37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89.9">
            <text:p>189,9</text:p>
          </table:table-cell>
          <table:table-cell office:value-type="float" office:value="22">
            <text:p>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2.7">
            <text:p>202,7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.05">
            <text:p>1,05</text:p>
          </table:table-cell>
          <table:table-cell/>
          <table:table-cell office:value-type="float" office:value="1.56">
            <text:p>1,56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4"/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  <table:table-cell office:value-type="string">
            <text:p>Under</text:p>
          </table:table-cell>
          <table:table-cell office:value-type="string">
            <text:p>Over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3]+0.5" office:value-type="float" office:value="151.5">
            <text:p>151,5</text:p>
          </table:table-cell>
          <table:table-cell table:formula="of:=[.E20]" office:value-type="float" office:value="151.5">
            <text:p>151,5</text:p>
          </table:table-cell>
          <table:table-cell table:formula="of:=[.G3]+0.5" office:value-type="float" office:value="152.5">
            <text:p>152,5</text:p>
          </table:table-cell>
          <table:table-cell table:formula="of:=[.G20]" office:value-type="float" office:value="152.5">
            <text:p>152,5</text:p>
          </table:table-cell>
          <table:table-cell table:formula="of:=[.H3]+0.5" office:value-type="float" office:value="153.5">
            <text:p>153,5</text:p>
          </table:table-cell>
          <table:table-cell table:formula="of:=[.I20]" office:value-type="float" office:value="153.5">
            <text:p>153,5</text:p>
          </table:table-cell>
          <table:table-cell table:formula="of:=[.I3]+0.5" office:value-type="float" office:value="154.5">
            <text:p>154,5</text:p>
          </table:table-cell>
          <table:table-cell table:formula="of:=[.K20]" office:value-type="float" office:value="154.5">
            <text:p>154,5</text:p>
          </table:table-cell>
          <table:table-cell table:formula="of:=[.J3]+0.5" office:value-type="float" office:value="155.5">
            <text:p>155,5</text:p>
          </table:table-cell>
          <table:table-cell table:formula="of:=[.M20]" office:value-type="float" office:value="155.5">
            <text:p>155,5</text:p>
          </table:table-cell>
          <table:table-cell table:formula="of:=[.K3]+0.5" office:value-type="float" office:value="156.5">
            <text:p>156,5</text:p>
          </table:table-cell>
          <table:table-cell table:formula="of:=[.O20]" office:value-type="float" office:value="156.5">
            <text:p>156,5</text:p>
          </table:table-cell>
          <table:table-cell table:number-columns-repeated="8"/>
        </table:table-row>
        <table:table-row table:style-name="ro1">
          <table:table-cell office:value-type="string">
            <text:p>P</text:p>
          </table:table-cell>
          <table:table-cell table:number-columns-repeated="3"/>
          <table:table-cell table:style-name="ce3" table:formula="of:=[.F6]*100" office:value-type="float" office:value="41.2680037961963">
            <text:p>41,27</text:p>
          </table:table-cell>
          <table:table-cell table:style-name="ce3" table:formula="of:=100-[.E21]" office:value-type="float" office:value="58.7319962038037">
            <text:p>58,73</text:p>
          </table:table-cell>
          <table:table-cell table:style-name="ce3" table:formula="of:=[.G6]*100" office:value-type="float" office:value="44.4420046550228">
            <text:p>44,44</text:p>
          </table:table-cell>
          <table:table-cell table:style-name="ce3" table:formula="of:=100-[.G21]" office:value-type="float" office:value="55.5579953449772">
            <text:p>55,56</text:p>
          </table:table-cell>
          <table:table-cell table:style-name="ce3" table:formula="of:=[.H6]*100" office:value-type="float" office:value="47.6450486589627">
            <text:p>47,65</text:p>
          </table:table-cell>
          <table:table-cell table:style-name="ce3" table:formula="of:=100-[.I21]" office:value-type="float" office:value="52.3549513410373">
            <text:p>52,35</text:p>
          </table:table-cell>
          <table:table-cell table:style-name="ce3" table:formula="of:=[.I6]*100" office:value-type="float" office:value="50.856412257718">
            <text:p>50,86</text:p>
          </table:table-cell>
          <table:table-cell table:style-name="ce3" table:formula="of:=100-[.K21]" office:value-type="float" office:value="49.143587742282">
            <text:p>49,14</text:p>
          </table:table-cell>
          <table:table-cell table:style-name="ce3" table:formula="of:=[.J6]*100" office:value-type="float" office:value="54.055344771575">
            <text:p>54,06</text:p>
          </table:table-cell>
          <table:table-cell table:style-name="ce3" table:formula="of:=100-[.M21]" office:value-type="float" office:value="45.9446552284251">
            <text:p>45,94</text:p>
          </table:table-cell>
          <table:table-cell table:style-name="ce3" table:formula="of:=[.K6]*100" office:value-type="float" office:value="57.2214677211872">
            <text:p>57,22</text:p>
          </table:table-cell>
          <table:table-cell table:style-name="ce3" table:formula="of:=100-[.O21]" office:value-type="float" office:value="42.7785322788128">
            <text:p>42,78</text:p>
          </table:table-cell>
          <table:table-cell table:number-columns-repeated="8"/>
        </table:table-row>
        <table:table-row table:style-name="ro1">
          <table:table-cell office:value-type="string">
            <text:p>Fair</text:p>
          </table:table-cell>
          <table:table-cell table:number-columns-repeated="3"/>
          <table:table-cell table:style-name="ce3" table:formula="of:=100/[.E21]" office:value-type="float" office:value="2.42318481150322">
            <text:p>2,42</text:p>
          </table:table-cell>
          <table:table-cell table:style-name="ce3" table:formula="of:=100/[.F21]" office:value-type="float" office:value="1.70264943239787">
            <text:p>1,70</text:p>
          </table:table-cell>
          <table:table-cell table:style-name="ce3" table:formula="of:=100/[.G21]" office:value-type="float" office:value="2.2501235211202">
            <text:p>2,25</text:p>
          </table:table-cell>
          <table:table-cell table:style-name="ce3" table:formula="of:=100/[.H21]" office:value-type="float" office:value="1.79992095429413">
            <text:p>1,80</text:p>
          </table:table-cell>
          <table:table-cell table:style-name="ce3" table:formula="of:=100/[.I21]" office:value-type="float" office:value="2.09885397989175">
            <text:p>2,10</text:p>
          </table:table-cell>
          <table:table-cell table:style-name="ce3" table:formula="of:=100/[.J21]" office:value-type="float" office:value="1.91003902092479">
            <text:p>1,91</text:p>
          </table:table-cell>
          <table:table-cell table:style-name="ce3" table:formula="of:=100/[.K21]" office:value-type="float" office:value="1.96632038243759">
            <text:p>1,97</text:p>
          </table:table-cell>
          <table:table-cell table:style-name="ce3" table:formula="of:=100/[.L21]" office:value-type="float" office:value="2.03485346907146">
            <text:p>2,03</text:p>
          </table:table-cell>
          <table:table-cell table:style-name="ce3" table:formula="of:=100/[.M21]" office:value-type="float" office:value="1.84995582624764">
            <text:p>1,85</text:p>
          </table:table-cell>
          <table:table-cell table:style-name="ce3" table:formula="of:=100/[.N21]" office:value-type="float" office:value="2.17653173155453">
            <text:p>2,18</text:p>
          </table:table-cell>
          <table:table-cell table:style-name="ce3" table:formula="of:=100/[.O21]" office:value-type="float" office:value="1.7475958583805">
            <text:p>1,75</text:p>
          </table:table-cell>
          <table:table-cell table:style-name="ce3" table:formula="of:=100/[.P21]" office:value-type="float" office:value="2.33762110743401">
            <text:p>2,34</text:p>
          </table:table-cell>
          <table:table-cell table:number-columns-repeated="8"/>
        </table:table-row>
        <table:table-row table:style-name="ro1">
          <table:table-cell office:value-type="string">
            <text:p>BF Back</text:p>
          </table:table-cell>
          <table:table-cell table:number-columns-repeated="3"/>
          <table:table-cell table:style-name="ce3" table:number-columns-repeated="12"/>
          <table:table-cell table:number-columns-repeated="8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4"/>
          <table:table-cell table:formula="of:=POISSON([.D5];[.E$3];0)" office:value-type="float" office:value="0.0211952383984868">
            <text:p>0,0211952384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7"/>
          <table:table-cell table:formula="of:=27.6*0.86" office:value-type="float" office:value="23.736">
            <text:p>23,736</text:p>
          </table:table-cell>
          <table:table-cell table:number-columns-repeated="16"/>
        </table:table-row>
      </table:table>
      <table:table table:name="Spiele" table:style-name="ta1">
        <table:table-column table:style-name="co5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>
            <text:p>Gast</text:p>
          </table:table-cell>
          <table:table-cell office:value-type="string">
            <text:p>oberwart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/>
          <table:table-cell table:formula="of:=SUM([.C2:.M2])" office:value-type="float" office:value="736">
            <text:p>736</text:p>
          </table:table-cell>
        </table:table-row>
        <table:table-row table:style-name="ro1">
          <table:table-cell office:value-type="string">
            <text:p>Heim</text:p>
          </table:table-cell>
          <table:table-cell office:value-type="string">
            <text:p>klosterneuburg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/>
          <table:table-cell table:formula="of:=SUM([.C3:.M3])" office:value-type="float" office:value="808">
            <text:p>8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6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5.03.2013</text:date>, <text:time>01:12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1T16:44:01.64</meta:creation-date>
    <dc:date>2013-03-05T01:12:19.53</dc:date>
    <meta:editing-duration>P4DT20H41M34S</meta:editing-duration>
    <meta:editing-cycles>12</meta:editing-cycles>
    <meta:generator>LibreOffice/3.4$Win32 LibreOffice_project/340m1$Build-502</meta:generator>
    <meta:document-statistic meta:table-count="5" meta:cell-count="603" meta:object-count="0"/>
  </office:meta>
</office:document-meta>
</file>